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3"/>
    <style:style style:name="P3" style:family="paragraph" style:parent-style-name="Text_20_body" style:list-style-name="L5"/>
    <style:style style:name="T1" style:family="text">
      <style:text-properties fo:color="#2a00ff" style:font-name="Courier New" fo:font-size="10pt" style:font-name-asian="Courier New" style:font-size-asian="10pt" style:font-name-complex="Courier New" style:font-size-complex="10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st: Validate Background is Blue</text:h>
      <text:p text:style-name="Text_20_body">The purpose of this test is to ensure that the background color has not strayed from its original blue hue (in non-colorblind mode).</text:p>
      <text:h text:style-name="Heading_20_3" text:outline-level="3">Setup</text:h>
      <text:list xml:id="list29124713" text:style-name="L1">
        <text:list-item>
          <text:p text:style-name="P1">Run AliceVI from within either Eclipse or as a built executable from the source code base.</text:p>
        </text:list-item>
        <text:list-item>
          <text:p text:style-name="P1">Left click “Edit” on the menu.</text:p>
        </text:list-item>
        <text:list-item>
          <text:p text:style-name="P1">Left click “Preferences”.</text:p>
        </text:list-item>
        <text:list-item>
          <text:p text:style-name="P1">Uncheck “Colorblind Mode”</text:p>
        </text:list-item>
        <text:list-item>
          <text:p text:style-name="P1">Restart Alice</text:p>
        </text:list-item>
      </text:list>
      <text:h text:style-name="Heading_20_3" text:outline-level="3">Setup Alternative</text:h>
      <text:list xml:id="list29194072" text:style-name="L5">
        <text:list-item>
          <text:p text:style-name="P3">Press Alt+e+p; move to step 4</text:p>
        </text:list-item>
      </text:list>
      <text:h text:style-name="Heading_20_3" text:outline-level="3">Procedures and Results</text:h>
      <text:h text:style-name="Heading_20_4" text:outline-level="4">Internal Model Component Selection</text:h>
      <text:list xml:id="list29192347" text:style-name="L3">
        <text:list-item>
          <text:p text:style-name="P2">Open Alice</text:p>
          <text:list>
            <text:list-item>
              <text:p text:style-name="P2">Pass: The background should be Blue (r:0, g:78, b:152)</text:p>
            </text:list-item>
            <text:list-item>
              <text:p text:style-name="P2">Fail: The background is not Blue. For instance, it might be teal.</text:p>
            </text:list-item>
          </text:list>
        </text:list-item>
      </text:list>
      <text:h text:style-name="Heading_20_3" text:outline-level="3">Notes</text:h>
      <text:p text:style-name="Text_20_body">The background color will vary in Colorblind Mode. This variance has to do with the algorithm that translates the colors on the screen. If any of the elements whose edges touch the background change color, then the background might be translated differently. At this time, the background is a forest gre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aradjine laurore</meta:initial-creator>
    <meta:creation-date>2010-06-22T09:06:26.82</meta:creation-date>
    <dc:date>2010-06-22T09:19:24.31</dc:date>
    <dc:creator>faradjine laurore</dc:creator>
    <meta:editing-duration>PT00H12M57S</meta:editing-duration>
    <meta:editing-cycles>2</meta:editing-cycles>
    <meta:generator>OpenOffice.org/3.2$Win32 OpenOffice.org_project/320m12$Build-9483</meta:generator>
    <meta:document-statistic meta:table-count="0" meta:image-count="0" meta:object-count="0" meta:page-count="1" meta:paragraph-count="17" meta:word-count="161" meta:character-count="914"/>
  </office:meta>
</office:document-meta>
</file>